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style>
    <style:style style:name="P19" style:family="paragraph" style:parent-style-name="Text_20_body">
      <style:paragraph-properties fo:text-align="justify" style:justify-single-word="false" fo:break-before="page"/>
      <style:text-properties fo:font-weight="normal" style:font-weight-asian="normal" style:font-weight-complex="normal"/>
    </style:style>
    <style:style style:name="P20" style:family="paragraph" style:parent-style-name="Text_20_body">
      <style:paragraph-properties fo:break-before="page"/>
      <style:text-properties fo:font-style="normal" style:font-style-asian="normal" style:font-style-complex="normal"/>
    </style:style>
    <style:style style:name="P21"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Konekirjoitusteksti">
      <style:paragraph-properties fo:text-align="start" style:justify-single-word="false"/>
    </style:style>
    <style:style style:name="P26" style:family="paragraph" style:parent-style-name="Konekirjoitusteksti">
      <style:paragraph-properties fo:text-align="start" style:justify-single-word="false"/>
      <style:text-properties fo:font-style="normal" style:font-style-asian="normal" style:font-style-complex="normal"/>
    </style:style>
    <style:style style:name="P27"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2">
      <style:text-properties fo:font-weight="bold" style:font-weight-asian="bold" style:font-weight-complex="bold"/>
    </style:style>
    <style:style style:name="P32" style:family="paragraph" style:parent-style-name="Heading_20_2">
      <style:text-properties fo:font-style="normal" style:font-style-asian="normal" style:font-style-complex="normal"/>
    </style:style>
    <style:style style:name="P33" style:family="paragraph" style:parent-style-name="Heading_20_2">
      <style:paragraph-properties fo:break-before="page"/>
    </style:style>
    <style:style style:name="P34" style:family="paragraph" style:parent-style-name="Heading_20_2">
      <style:paragraph-properties fo:text-align="justify" style:justify-single-word="false" fo:break-before="page"/>
    </style:style>
    <style:style style:name="P35" style:family="paragraph" style:parent-style-name="Heading_20_2">
      <style:paragraph-properties fo:break-before="page"/>
      <style:text-properties fo:font-weight="bold" style:font-weight-asian="bold" style:font-weight-complex="bold"/>
    </style:style>
    <style:style style:name="P36" style:family="paragraph" style:parent-style-name="Heading_20_2">
      <style:paragraph-properties fo:break-before="page"/>
      <style:text-properties fo:font-style="normal" style:font-style-asian="normal" style:font-style-complex="normal"/>
    </style:style>
    <style:style style:name="P37" style:family="paragraph" style:parent-style-name="Heading_20_3">
      <style:text-properties fo:font-weight="bold" style:font-weight-asian="bold" style:font-weight-complex="bold"/>
    </style:style>
    <style:style style:name="P38" style:family="paragraph" style:parent-style-name="Heading_20_3">
      <style:paragraph-properties fo:break-before="page"/>
    </style:style>
    <style:style style:name="P39" style:family="paragraph" style:parent-style-name="Konekirjoitusteksti">
      <style:paragraph-properties fo:text-align="start" style:justify-single-word="false"/>
      <style:text-properties fo:font-style="normal" style:font-style-asian="normal" style:font-style-complex="normal"/>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2">
      <style:paragraph-properties fo:text-align="justify" style:justify-single-word="false"/>
      <style:text-properties fo:font-weight="normal" style:font-weight-asian="normal" style:font-weight-complex="normal"/>
    </style:style>
    <style:style style:name="P42" style:family="paragraph" style:parent-style-name="Text_20_body" style:list-style-name="L3">
      <style:paragraph-properties fo:text-align="justify" style:justify-single-word="false"/>
      <style:text-properties fo:font-weight="normal" style:font-weight-asian="normal" style:font-weight-complex="normal"/>
    </style:style>
    <style:style style:name="P43" style:family="paragraph" style:parent-style-name="Text_20_body" style:list-style-name="L6">
      <style:text-properties fo:font-weight="normal" style:font-weight-asian="normal" style:font-weight-complex="normal"/>
    </style:style>
    <style:style style:name="P44" style:family="paragraph" style:parent-style-name="Text_20_body" style:list-style-name="L7">
      <style:text-properties fo:font-weight="normal" style:font-weight-asian="normal" style:font-weight-complex="normal"/>
    </style:style>
    <style:style style:name="P45" style:family="paragraph" style:parent-style-name="Text_20_body" style:list-style-name="L8">
      <style:text-properties fo:font-weight="normal" style:font-weight-asian="normal" style:font-weight-complex="normal"/>
    </style:style>
    <style:style style:name="P46" style:family="paragraph" style:parent-style-name="Text_20_body" style:list-style-name="L9">
      <style:text-properties fo:font-weight="normal" style:font-weight-asian="normal" style:font-weight-complex="normal"/>
    </style:style>
    <style:style style:name="P47" style:family="paragraph" style:parent-style-name="Text_20_body" style:list-style-name="L10">
      <style:text-properties fo:font-weight="normal" style:font-weight-asian="normal" style:font-weight-complex="normal"/>
    </style:style>
    <style:style style:name="P48" style:family="paragraph" style:parent-style-name="Text_20_body" style:list-style-name="L11">
      <style:text-properties fo:font-weight="normal" style:font-weight-asian="normal" style:font-weight-complex="normal"/>
    </style:style>
    <style:style style:name="P49" style:family="paragraph" style:parent-style-name="Text_20_body" style:list-style-name="L11">
      <style:paragraph-properties fo:text-align="start" style:justify-single-word="false"/>
      <style:text-properties fo:font-weight="normal" style:font-weight-asian="normal" style:font-weight-complex="normal"/>
    </style:style>
    <style:style style:name="P50" style:family="paragraph" style:parent-style-name="Text_20_body" style:list-style-name="L13">
      <style:text-properties fo:font-weight="normal" style:font-weight-asian="normal" style:font-weight-complex="normal"/>
    </style:style>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12">
      <style:text-properties fo:font-style="normal" fo:font-weight="normal" style:font-style-asian="normal" style:font-weight-asian="normal" style:font-style-complex="normal" style:font-weight-complex="normal"/>
    </style:style>
    <style:style style:name="P54" style:family="paragraph" style:parent-style-name="Text_20_body" style:list-style-name="L17">
      <style:text-properties fo:font-style="normal" style:font-style-asian="normal" style:font-style-complex="normal"/>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5">
      <style:paragraph-properties fo:text-align="start" style:justify-single-word="false"/>
    </style:style>
    <style:style style:name="P58"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1"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2" style:family="paragraph" style:parent-style-name="Text_20_body" style:list-style-name="L5">
      <style:paragraph-properties fo:margin-left="1.251cm" fo:margin-right="0cm" fo:margin-top="0cm" fo:margin-bottom="0cm" fo:text-indent="0cm" style:auto-text-indent="false"/>
    </style:style>
    <style:style style:name="P63" style:family="paragraph" style:parent-style-name="Text_20_body" style:list-style-name="L4">
      <style:paragraph-properties fo:margin-left="1.251cm" fo:margin-right="0cm" fo:text-align="start" style:justify-single-word="false" fo:text-indent="0cm" style:auto-text-indent="false"/>
    </style:style>
    <style:style style:name="P64" style:family="paragraph" style:parent-style-name="Text_20_body" style:list-style-name="L5">
      <style:paragraph-properties fo:margin-left="1.251cm" fo:margin-right="0cm" fo:text-indent="0cm" style:auto-text-indent="false"/>
    </style:style>
    <style:style style:name="P65" style:family="paragraph" style:parent-style-name="Text_20_body" style:list-style-name="L5">
      <style:paragraph-properties fo:margin-left="0cm" fo:margin-right="0cm" fo:text-align="justify" style:justify-single-word="false" fo:text-indent="0cm" style:auto-text-indent="false"/>
    </style:style>
    <style:style style:name="P66" style:family="paragraph" style:parent-style-name="Text_20_body" style:list-style-name="L9">
      <style:paragraph-properties fo:margin-top="0cm" fo:margin-bottom="0cm"/>
    </style:style>
    <style:style style:name="P67"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5" style:family="text">
      <style:text-properties fo:font-size="12pt" fo:language="zxx" fo:country="none" style:font-size-asian="12pt" style:language-asian="zxx" style:country-asian="none" style:font-size-complex="12pt" style:language-complex="zxx" style:country-complex="none"/>
    </style:style>
    <style:style style:name="T16" style:family="text">
      <style:text-properties style:font-name="Courier"/>
    </style:style>
    <style:style style:name="T17" style:family="text">
      <style:text-properties style:font-name="Courier"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2">1 <text:s/>APRX Software Requirement Specification<text:tab/> <text:s/>2</text:p>
          <text:p text:style-name="P23">1.1 <text:s/>Purpose:<text:tab/> <text:s/>2</text:p>
          <text:p text:style-name="P23">1.2 <text:s/>Usage Environments:<text:tab/> <text:s/>3</text:p>
          <text:p text:style-name="P22">2 <text:s/>Treatment rules:<text:tab/> <text:s/>4</text:p>
          <text:p text:style-name="P23">2.1 <text:s/>Basic IGate rules:<text:tab/> <text:s/>4</text:p>
          <text:p text:style-name="P23">2.2 <text:s/>Low-Level Transmission Rules:<text:tab/> <text:s/>5</text:p>
          <text:p text:style-name="P23">2.3 <text:s/>Low-Level Receiving Rules:<text:tab/> <text:s/>6</text:p>
          <text:p text:style-name="P23">2.4 <text:s/>Additional Tx-IGate rules:<text:tab/> <text:s/>6</text:p>
          <text:p text:style-name="P23">2.5 <text:s/>Digipeater Rules:<text:tab/> <text:s/>7</text:p>
          <text:p text:style-name="P23">2.6 <text:s/>Duplicate Detector<text:tab/> <text:s/>8</text:p>
          <text:p text:style-name="P23">2.7 <text:s/>Radio Interface Statistics Telemetry<text:tab/> <text:s/>8</text:p>
          <text:p text:style-name="P23">2.8 <text:s/>Individual Call-Signs for Each Receiver, or Not?<text:tab/> <text:s/>9</text:p>
          <text:p text:style-name="P23">2.9 <text:s/>Beaconing<text:tab/> <text:s/>10</text:p>
          <text:p text:style-name="P24">2.9.1 <text:s/>Radio Beaconing<text:tab/> <text:s/>10</text:p>
          <text:p text:style-name="P24">2.9.2 <text:s/>Network beaconing<text:tab/> <text:s/>10</text:p>
          <text:p text:style-name="P22">3 <text:s/>Configuration Language<text:tab/> <text:s/>11</text:p>
          <text:p text:style-name="P23">3.1 <text:s/>APRSIS Interface Definition<text:tab/> <text:s/>12</text:p>
          <text:p text:style-name="P23">3.2 <text:s/>Radio Interface Definitions<text:tab/> <text:s/>12</text:p>
          <text:p text:style-name="P23">3.3 <text:s/>Digipeating Definitions<text:tab/> <text:s/>13</text:p>
        </text:index-body>
      </text:table-of-content>
      <text:p text:style-name="P5"/>
      <text:p text:style-name="P5"/>
      <text:h text:style-name="P29" text:outline-level="1">APRX Software Requirement Specification</text:h>
      <text:p text:style-name="P3">This is <text:span text:style-name="T2">Requirement Specification</text:span><text:span text:style-name="T4"> for a software serving in Amateur Radio APRS service.</text:span></text:p>
      <text:p text:style-name="P11">Reader is assumed to be proficient with used terminology, and they are not usually explained here.</text:p>
      <text:h text:style-name="P30" text:outline-level="2">Purpose:</text:h>
      <text:p text:style-name="P3">This describes algorithmic, IO-, and environmental requirements for a software doing any combination of following four tasks related to APRS service:</text:p>
      <text:list xml:id="list715157209" text:style-name="L1">
        <text:list-item>
          <text:p text:style-name="P40">Listen on messages with a radio, and pass them to APRSIS network service</text:p>
        </text:list-item>
        <text:list-item>
          <text:p text:style-name="P40">Listen on messages with a radio, and selectively re-send them on radio</text:p>
        </text:list-item>
        <text:list-item>
          <text:p text:style-name="P40">Listen on messages with a radio, and selectively re-send them on radios on other frequencies</text:p>
        </text:list-item>
        <text:list-item>
          <text:p text:style-name="P40">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34"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433306149" text:style-name="L2">
        <text:list-item>
          <text:p text:style-name="P41">License-free Receive-Only (RX) IGate, to add more “ears” to hear packets, and to pipe them to APRSIS</text:p>
        </text:list-item>
        <text:list-item>
          <text:p text:style-name="P41">Licensed bidirectional IGate, selectively passing messages from radio channels to APRSIS, and from APRSIS to radio channels, but not repeating packets heard on a radio channel back to a radio channel.</text:p>
        </text:list-item>
        <text:list-item>
          <text:p text:style-name="P41">Licensed bidirectional IGate plus selectively re-sending of packets heard on radio channels <text:s/>back to radio channels</text:p>
        </text:list-item>
        <text:list-item>
          <text:p text:style-name="P41">Licensed system for selectively re-sending of packets heard on radio channels back to other radio channels, and this without bidirectional IGate service.</text:p>
        </text:list-item>
        <text:list-item>
          <text:p text:style-name="P41">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82719048" text:style-name="L3">
        <text:list-item>
          <text:p text:style-name="P42">3 different frequencies in use, traffic is being relayed in between them, and the APRSIS network.</text:p>
        </text:list-item>
        <text:list-item>
          <text:p text:style-name="P42">On each frequency there are multiple receivers, and one well placed transmitter.</text:p>
        </text:list-item>
        <text:list-item>
          <text:p text:style-name="P42">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28"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21"/>
      <text:p text:style-name="P16">Gate all packets heard on RF to the Internet (Rx-IGate) EXCEPT</text:p>
      <text:list xml:id="list1075523631" text:style-name="L4">
        <text:list-item>
          <text:p text:style-name="P60">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1">generic queries (data type '?' ). </text:p>
        </text:list-item>
        <text:list-item>
          <text:p text:style-name="P63">packets with TCPIP, TCPXX, NOGATE, or RFONLY in the header, especially in those opened up from a 3<text:span text:style-name="T6">rd</text:span> party packets.</text:p>
        </text:list-item>
      </text:list>
      <text:p text:style-name="P7"/>
      <text:p text:style-name="P17">Gate message packets and associated posits to RF (Tx-IGate) if</text:p>
      <text:list xml:id="list1648632691" text:style-name="L5">
        <text:list-item>
          <text:p text:style-name="P62">the receiving station has been heard within range within a predefined time period (range defined as digi hops, distance, or both). </text:p>
        </text:list-item>
        <text:list-item>
          <text:p text:style-name="P62">the sending station has not been heard via RF within a predefined time period (packets gated from the Internet by other stations are excluded from this test). </text:p>
        </text:list-item>
        <text:list-item>
          <text:p text:style-name="P62">the sending station does not have TCPXX, NOGATE, or RFONLY in the header. </text:p>
        </text:list-item>
        <text:list-item>
          <text:p text:style-name="P64">the receiving station has not been heard via the Internet within a predefined time period.</text:p>
          <text:p text:style-name="P65">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4">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19"/>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3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716825029" text:style-name="L6">
        <text:list-item>
          <text:p text:style-name="P43">Duplication detector per transmitter: <text:s/>Digipeater and Tx-IGate will ignore packets finding a hit in this subsystem.</text:p>
        </text:list-item>
        <text:list-item>
          <text:p text:style-name="P43">A candidate packet is then subjected to a number of filters, and if approved for it, the packet will be put on duplicate packet detection database (one for each transmitter.) <text:s text:c="2"/>See Digipeater Rules, below.</text:p>
        </text:list-item>
        <text:list-item>
          <text:p text:style-name="P4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35" text:outline-level="2">Low-Level Receiving Rules:</text:h>
      <text:list xml:id="list905318140" text:style-name="L7">
        <text:list-item>
          <text:p text:style-name="P44">Received AX.25 packet is compared against “my freshly sent packets” storage, and matched ones are dropped. <text:s/>(Case of one/few transmitters, and multiple receivers hearing them.)</text:p>
        </text:list-item>
        <text:list-item>
          <text:p text:style-name="P44">Received packet is validated against AX.25 basic structure, invalid ones are dropped.</text:p>
        </text:list-item>
        <text:list-item>
          <text:p text:style-name="P44">Received packet is validated against Rx-IGate rules, forbidden ones are dropped (like when a VIA-field contains invalid data.)</text:p>
        </text:list-item>
        <text:list-item>
          <text:p text:style-name="P51"><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31" text:outline-level="2">Additional Tx-IGate rules:</text:h>
      <text:p text:style-name="P6">The Tx-IGate can have additional rules for control:</text:p>
      <text:list xml:id="list1790649007" text:style-name="L8">
        <text:list-item>
          <text:p text:style-name="P52">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45">Basic gate filtering rules:</text:p>
        </text:list-item>
      </text:list>
      <text:list xml:id="list1788329919" text:style-name="L9">
        <text:list-item>
          <text:list>
            <text:list-item>
              <text:p text:style-name="P66">the receiving station has been heard within range within a predefined time period (range defined as digi hops, distance, or both). </text:p>
            </text:list-item>
            <text:list-item>
              <text:p text:style-name="P66">the sending station has not been heard via RF within a predefined time period (packets gated from the Internet by other stations are excluded from this test). </text:p>
            </text:list-item>
            <text:list-item>
              <text:p text:style-name="P66">the sending station does not have TCPXX, NOGATE, or RFONLY in the header. </text:p>
            </text:list-item>
            <text:list-item>
              <text:p text:style-name="P46">the receiving station has not been heard via the Internet within a predefined time period.</text:p>
            </text:list-item>
          </text:list>
        </text:list-item>
      </text:list>
      <text:p text:style-name="P15">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77550422" text:style-name="L10">
        <text:list-item>
          <text:p text:style-name="P47">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35" text:outline-level="2">Digipeater Rules:</text:h>
      <text:p text:style-name="P6">Digipeater will do following for each transmitter:</text:p>
      <text:list xml:id="list451061652" text:style-name="L11">
        <text:list-item>
          <text:p text:style-name="P48">Compare candidate packet against duplicate filter, if found, then drop it. (Low-level transmission rules, number 1)</text:p>
        </text:list-item>
        <text:list-item>
          <text:p text:style-name="P48">Count number of hops the message has so far done, and...</text:p>
        </text:list-item>
        <text:list-item>
          <text:p text:style-name="P48">Figure out the number of hops the message has been requested to do<text:line-break/>(e.g. <text:s/>“OH2XYZ-1&gt;APRS,OH2RDU*,WIDE7-5: ...” will report that there was request of 7 hops, so far 2 have been executed – one is shown on trace path.)</text:p>
        </text:list-item>
        <text:list-item>
          <text:p text:style-name="P48">If either of previous ones are over any of configured limits, the packet is dropped.</text:p>
        </text:list-item>
        <text:list-item>
          <text:p text:style-name="P48">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48">Multiple filters look inside the message, and can enforce a rule of “repeat only packets within my service area.”</text:p>
        </text:list-item>
        <text:list-item>
          <text:p text:style-name="P48">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49">Cross band relaying may need to add both an indication of “received on 2m”, and transmitter identifier: “sent on 6m”:<text:line-break/>“OH2XYZ-1&gt;APRS,RX2M*,OH2RDK-6*,WIDE3-2: ...”</text:p>
          <text:p text:style-name="P67"><text:span text:style-name="T5">This “source </text:span>indication<text:span text:style-name="T5">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33"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9">WIDEn</text:span> uses SSID to denote number of distribution hops.</text:p>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342424018" text:style-name="L12">
        <text:list-item>
          <text:p text:style-name="P5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3">Channel occupancy average in Erlangs over 10 minute interval. Same data source as above.</text:p>
        </text:list-item>
        <text:list-item>
          <text:p text:style-name="P53">Count of received packets over 10 minutes.</text:p>
        </text:list-item>
        <text:list-item>
          <text:p text:style-name="P53">Count of packets dropped for some reason during that 10 minute period.</text:p>
        </text:list-item>
      </text:list>
      <text:p text:style-name="P6">Additional telemetry data points could be:</text:p>
      <text:list xml:id="list1249888284" text:style-name="L13">
        <text:list-item>
          <text:p text:style-name="P50">Number of transmitted packets over 10 minute interval</text:p>
        </text:list-item>
        <text:list-item>
          <text:p text:style-name="P50">Number of packets IGate:d from APRSIS over 10 minute interval</text:p>
        </text:list-item>
        <text:list-item>
          <text:p text:style-name="P50">Number of packets digipeated for this radio interface over 10 minute interval</text:p>
        </text:list-item>
        <text:list-item>
          <text:p text:style-name="P50">Erlang calculations could include both Rx and Tx, but could also be separate.</text:p>
        </text:list-item>
      </text:list>
      <text:p text:style-name="P6"/>
      <text:p text:style-name="P6"/>
      <text:h text:style-name="P33"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907436857" text:style-name="L14">
        <text:list-item>
          <text:p text:style-name="P55">There is no license fee in most countries for receivers, and there is no need to limit used call signs only on those used for the site transmitters.</text:p>
        </text:list-item>
        <text:list-item>
          <text:p text:style-name="P55">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5">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33"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18"><text:span text:style-name="Teletype"><text:span text:style-name="T13">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12">Minimize the number of radio beacons!</text:p>
      <text:h text:style-name="P37"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28" text:outline-level="1">Configuration Language</text:h>
      <text:p text:style-name="Text_20_body">System configuration language has several semi-conflicting requirements:</text:p>
      <text:list xml:id="list1898325323" text:style-name="L15">
        <text:list-item>
          <text:p text:style-name="P56">Easy to use</text:p>
        </text:list-item>
        <text:list-item>
          <text:p text:style-name="P56">Minimal setup necessary for start</text:p>
        </text:list-item>
        <text:list-item>
          <text:p text:style-name="P57">Sensible defaults</text:p>
        </text:list-item>
        <text:list-item>
          <text:p text:style-name="P57">Self-documenting</text:p>
        </text:list-item>
        <text:list-item>
          <text:p text:style-name="P57">Efficient self-diagnostics</text:p>
        </text:list-item>
        <text:list-item>
          <text:p text:style-name="P57">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P10">Some examples:</text:p>
      <text:list xml:id="list655634303" text:style-name="L16">
        <text:list-item>
          <text:p text:style-name="P58">radio serial <text:s text:c="2"/>/dev/ttyUSB0 <text:s/>19200 8n1 <text:s text:c="3"/>KISS <text:s/>callsign N0CALL-14</text:p>
        </text:list-item>
        <text:list-item>
          <text:p text:style-name="P59">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36" text:outline-level="2">APRSIS Interface Definition</text:h>
      <text:p text:style-name="P10">There can be multiple APRSIS connections defined, although only one is used at any time.</text:p>
      <text:p text:style-name="P10">Parameter sets controlling this functionality is non-trivial.</text:p>
      <text:p text:style-name="P27">&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2" text:outline-level="2">Radio Interface Definitions</text:h>
      <text:p text:style-name="P10">Interfaces are of multitude, some are just plain serial ports, some can be accessed via Linux internal AX.25 network.</text:p>
      <text:p text:style-name="P25"><text:span text:style-name="Teletype"><text:span text:style-name="T11">&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 This is our transmitter<text:line-break/> <text:s text:c="2"/>&lt;/kiss-subif&gt;<text:line-break/> <text:s text:c="2"/>&lt;kiss-subif 1&gt;<text:line-break/> <text:s text:c="5"/>callsign OH2XYZ-R3<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 This is also transmitter<text:line-break/>&lt;/interface&gt;</text:span></text:span></text:p>
      <text:h text:style-name="P36" text:outline-level="2">Digipeating Definitions</text:h>
      <text:p text:style-name="P10">The powerfulness <text:s/>is necessary for controlled digipeating, where traffic from multiple sources gets transmutated to multiple destinations, with different rules for each of them.</text:p>
      <text:list xml:id="list2058499591" text:style-name="L17">
        <text:list-item>
          <text:p text:style-name="P54">Destination device definition (refer to “serial radio” entry, or AX.25 network interface), must find a “tx-ok” feature flag on the interface definition.</text:p>
        </text:list-item>
        <text:list-item>
          <text:p text:style-name="P54">Possible Tx-rate-limit parameters</text:p>
        </text:list-item>
        <text:list-item>
          <text:p text:style-name="P54">Groups of:</text:p>
          <text:list>
            <text:list-item>
              <text:p text:style-name="P54">Source device references (of “serial radio” or ax25-rxport call-signs, or “APRSIS” keyword)</text:p>
            </text:list-item>
            <text:list-item>
              <text:p text:style-name="P54">Filter rules, if none are defined, source will not pass anything in. <text:s/>Can have also subtractive filters – “everything but not that”. <text:s/>Multiple filter entries are processed in sequence.</text:p>
            </text:list-item>
            <text:list-item>
              <text:p text:style-name="P54">Digipeat limits – max requests, max executed hops.</text:p>
            </text:list-item>
            <text:list-item>
              <text:p text:style-name="P54">Control of treat WIDEn-N as TRACEn-N or not. (Default: treat as TRACE, know WIDEn-N, TRACEn-N, WIDE, TRACE, RELAY and thread them as aliases.)</text:p>
            </text:list-item>
            <text:list-item>
              <text:p text:style-name="P54">Alternate keywords that are controlled as alias of “WIDEn-N”</text:p>
            </text:list-item>
            <text:list-item>
              <text:p text:style-name="P54">Alternate keywords that are controlled as alias of “TRACEn-N”</text:p>
            </text:list-item>
            <text:list-item>
              <text:p text:style-name="P54">Additional rate-limit parameters</text:p>
            </text:list-item>
          </text:list>
        </text:list-item>
      </text:list>
      <text:p text:style-name="P10"/>
      <text:p text:style-name="P20"/>
      <text:p text:style-name="P10">Possible way to construct these groups is to have similar style of tag structure as Apache HTTPD does:</text:p>
      <text:p text:style-name="P25"><text:span text:style-name="Teletype"><text:span text:style-name="T11">&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5"><text:span text:style-name="Teletype"><text:span text:style-name="T11"/></text:span></text:p>
      <text:h text:style-name="P38"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1"><text:s text:c="3"/>&lt;trace&gt;<text:line-break/> <text:s text:c="5"/>keys <text:s text:c="3"/>RELAY,TRACE,WIDE,HEL</text:span></text:span><text:span text:style-name="Teletype"><text:span text:style-name="T11"><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1"><text:line-break/> <text:s text:c="5"/>maxreq <text:s/>4 <text:s text:c="4"/># Max of requested, default 4<text:line-break/> <text:s text:c="5"/>maxdone 4 <text:s text:c="4"/># Max of executed, default 4<text:line-break/> <text:s text:c="2"/>&lt;/trace&gt;</text:span></text:span></text:p>
      <text:p text:style-name="P25"><text:span text:style-name="Teletype"><text:span text:style-name="T11"/></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1"><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1"/></text:span></text:p>
      <text:h text:style-name="P38" text:outline-level="3"><text:span text:style-name="Teletype"><text:span text:style-name="T11">&lt;trace&gt;/&lt;wide&gt; Default Rules</text:span></text:span></text:h>
      <text:p text:style-name="Text_20_body"><text:span text:style-name="Teletype"><text:span text:style-name="T11">The &lt;digipeater&gt; level defaults are:</text:span></text:span></text:p>
      <text:p text:style-name="P25"><text:span text:style-name="Teletype"><text:span text:style-name="T11"><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1"/></text:span></text:p>
      <text:p text:style-name="P25"><text:span text:style-name="Teletype"><text:span text:style-name="T11">The &lt;source&gt; level defaults are:</text:span></text:span></text:p>
      <text:p text:style-name="P25"><text:span text:style-name="Teletype"><text:span text:style-name="T11"><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text:span text:style-name="Teletype"><text:span text:style-name="T11"/></text:span></text:p>
      <text:h text:style-name="P36" text:outline-level="2">Beacon definitions</text:h>
      <text:p text:style-name="P10"><text:span text:style-name="T2">Netbeacons</text:span> are sent only to APRSIS, and <text:span text:style-name="T2">rfbeacons</text:span> to radio transmitters.</text:p>
      <text:p text:style-name="P26"><text:span text:style-name="Teletype"><text:span text:style-name="T9">&lt;netbeacon&gt;<text:line-break/># to <text:s text:c="5"/>APRSIS<text:tab/><text:tab/><text:tab/># default for netbeacons<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5"><text:line-break/></text:span></text:span><text:span text:style-name="Teletype"><text:span text:style-name="T9">&lt;/netbeacon&gt;</text:span></text:span></text:p>
      <text:p text:style-name="P26"><text:span text:style-name="Teletype"><text:span text:style-name="T9">&lt;netbeacon&gt;<text:line-break/># to <text:s text:c="5"/>APRSIS<text:tab/><text:tab/><text:tab/># default for netbeacons<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Define any APRS message payload in raw format:<text:line-break/> <text:s/>raw <text:s text:c="4"/>"!6016.35NR02506.36E&amp;aprx - an Rx-only iGate"</text:span></text:span><text:span text:style-name="Teletype"><text:span text:style-name="T9"><text:line-break/>&lt;/netbeacon&gt;</text:span></text:span></text:p>
      <text:p text:style-name="P26"><text:span text:style-name="Teletype"><text:span text:style-name="T9">&lt;rfbeacon&gt;<text:line-break/># to <text:s text:c="5"/>OH2XYZ-2<text:tab/><text:tab/><text:tab/># defaults to first transmitter<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9"><text:line-break/>&lt;/rfbeacon&gt;</text:span></text:span></text:p>
      <text:p text:style-name="P26"><text:span text:style-name="Teletype"><text:span text:style-name="T9">&lt;rfbeacon&gt;<text:line-break/># to <text:s text:c="5"/>OH2XYZ-2<text:tab/><text:tab/><text:tab/># defaults to first transmitter<text:line-break/> <text:s/></text:span></text:span><text:span text:style-name="Teletype"><text:span text:style-name="T14">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5"><text:line-break/></text:span></text:span><text:span text:style-name="Teletype"><text:span text:style-name="T9">&lt;/rfbeacon&gt;</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0 – <text:span text:style-name="MT1">Matti Aarnio</text:span>, OH2MQK</text:p>
      </style:header>
      <style:footer>
        <text:p text:style-name="MP2"><text:page-number text:select-page="current">16</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02T22:07:22</dc:date>
    <dc:creator>Matti KP20NG</dc:creator>
    <meta:editing-duration>PT43H52M53S</meta:editing-duration>
    <meta:editing-cycles>396</meta:editing-cycles>
    <meta:generator>OpenOffice.org/3.1$Unix OpenOffice.org_project/310m19$Build-9420</meta:generator>
    <meta:document-statistic meta:table-count="0" meta:image-count="0" meta:object-count="0" meta:page-count="17" meta:paragraph-count="200" meta:word-count="4079" meta:character-count="25993"/>
  </office:meta>
</office:document-meta>
</file>